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dle: AI does nothing</text:p>
      <text:p text:style-name="Standard">RotateToPlayer: AI rotates towards the position of the player</text:p>
      <text:p text:style-name="Standard">Move: AI moves into a specific direction</text:p>
      <text:p text:style-name="Standard">Dodge: AI dodges incoming asteroids/projectiles</text:p>
      <text:p text:style-name="Standard">Shoot: AI fires primary &amp; secondary weapons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M57S</meta:editing-duration>
    <meta:editing-cycles>3</meta:editing-cycles>
    <meta:generator>OpenOffice/4.1.3$Win32 OpenOffice.org_project/413m1$Build-9783</meta:generator>
    <dc:date>2017-01-06T12:14:44.55</dc:date>
    <meta:document-statistic meta:table-count="0" meta:image-count="0" meta:object-count="0" meta:page-count="1" meta:paragraph-count="5" meta:word-count="32" meta:character-count="212"/>
    <meta:user-defined meta:name="Info 1"/>
    <meta:user-defined meta:name="Info 2"/>
    <meta:user-defined meta:name="Info 3"/>
    <meta:user-defined meta:name="Info 4"/>
  </office:meta>
</office:document-meta>
</file>